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2D0000027383D8E26A.png"/>
  <manifest:file-entry manifest:media-type="image/png" manifest:full-path="Pictures/100000000000032D0000027457AFDD3B.png"/>
  <manifest:file-entry manifest:media-type="image/png" manifest:full-path="Pictures/100000000000013A000001D1FBDD33C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3.109cm" draw:z-index="0"><draw:image xlink:href="Pictures/100000000000032D0000027383D8E26A.png" xlink:type="simple" xlink:show="embed" xlink:actuate="onLoad"/></draw:frame></text:p>
      <text:p text:style-name="Standard"/>
      <text:p text:style-name="Standard"/>
      <text:p text:style-name="Standard"><draw:frame draw:style-name="fr2" draw:name="graphics2" text:anchor-type="paragraph" svg:x="0.212cm" svg:y="0.259cm" svg:width="15.658cm" svg:height="12.577cm" draw:z-index="1"><draw:image xlink:href="Pictures/100000000000032D0000027457AFDD3B.png" xlink:type="simple" xlink:show="embed" xlink:actuate="onLoad"/></draw:frame><text:soft-page-break/></text:p>
      <text:p text:style-name="Standard"><draw:frame draw:style-name="fr2" draw:name="graphics3" text:anchor-type="paragraph" svg:x="4.002cm" svg:y="0.249cm" svg:width="7.899cm" svg:height="11.621cm" draw:z-index="2"><draw:image xlink:href="Pictures/100000000000013A000001D1FBDD33C3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2T15:51:20.84</meta:creation-date>
    <meta:document-statistic meta:table-count="0" meta:image-count="3" meta:object-count="0" meta:page-count="2" meta:paragraph-count="0" meta:word-count="0" meta:character-count="0" meta:non-whitespace-character-count="0"/>
    <dc:date>2011-11-02T15:53:34.31</dc:date>
    <meta:editing-duration>PT2M15S</meta:editing-duration>
    <meta:editing-cycles>1</meta:editing-cycles>
    <meta:generator>LibreOffice/3.4$Win32 LibreOffice_project/340m1$Build-302</meta:generator>
  </office:meta>
</office:document-meta>
</file>